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CorruptedException.StreamCorrup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CorruptedException.StreamCorrupte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